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200%"/>
      <style:text-properties fo:font-size="20pt" fo:font-weight="bold" officeooo:rsid="001b0ef8" officeooo:paragraph-rsid="001b0ef8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line-height="200%"/>
      <style:text-properties fo:font-size="20pt" fo:font-weight="bold" officeooo:rsid="001b0ef8" officeooo:paragraph-rsid="001b0ef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200%"/>
      <style:text-properties fo:font-size="20pt" fo:font-weight="bold" officeooo:rsid="001bd0aa" officeooo:paragraph-rsid="001bd0a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200%"/>
      <style:text-properties fo:font-size="12pt" fo:font-weight="normal" officeooo:rsid="001b0ef8" officeooo:paragraph-rsid="001b0ef8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line-height="200%"/>
      <style:text-properties fo:font-size="12pt" fo:font-weight="normal" officeooo:rsid="001b0ef8" officeooo:paragraph-rsid="001b0ef8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line-height="200%"/>
      <style:text-properties fo:font-size="12pt" fo:font-weight="normal" officeooo:rsid="001b0ef8" officeooo:paragraph-rsid="001b0ef8" style:font-size-asian="10.5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line-height="200%"/>
      <style:text-properties fo:font-size="12pt" fo:font-weight="normal" officeooo:rsid="001b0ef8" officeooo:paragraph-rsid="001b0ef8" style:font-size-asian="10.5pt" style:font-weight-asian="normal" style:font-size-complex="12pt" style:font-weight-complex="normal"/>
    </style:style>
    <style:style style:name="P8" style:family="paragraph" style:parent-style-name="Standard" style:list-style-name="L5">
      <style:paragraph-properties fo:line-height="200%"/>
      <style:text-properties fo:font-size="12pt" fo:font-weight="normal" officeooo:rsid="001b0ef8" officeooo:paragraph-rsid="001b0ef8" style:font-size-asian="10.5pt" style:font-weight-asian="normal" style:font-size-complex="12pt" style:font-weight-complex="normal"/>
    </style:style>
    <style:style style:name="P9" style:family="paragraph" style:parent-style-name="Standard" style:list-style-name="L6">
      <style:paragraph-properties fo:line-height="200%"/>
      <style:text-properties fo:font-size="12pt" fo:font-weight="normal" officeooo:rsid="001b0ef8" officeooo:paragraph-rsid="001b0ef8" style:font-size-asian="10.5pt" style:font-weight-asian="normal" style:font-size-complex="12pt" style:font-weight-complex="normal"/>
    </style:style>
    <style:style style:name="P10" style:family="paragraph" style:parent-style-name="Standard" style:list-style-name="L7">
      <style:paragraph-properties fo:line-height="200%"/>
      <style:text-properties fo:font-size="12pt" fo:font-weight="normal" officeooo:rsid="001b0ef8" officeooo:paragraph-rsid="001b0ef8" style:font-size-asian="10.5pt" style:font-weight-asian="normal" style:font-size-complex="12pt" style:font-weight-complex="normal"/>
    </style:style>
    <style:style style:name="P11" style:family="paragraph" style:parent-style-name="Standard" style:list-style-name="L7">
      <style:paragraph-properties fo:line-height="200%"/>
      <style:text-properties fo:font-size="12pt" fo:font-weight="normal" officeooo:rsid="001bd0aa" officeooo:paragraph-rsid="001bd0aa" style:font-size-asian="10.5pt" style:font-weight-asian="normal" style:font-size-complex="12pt" style:font-weight-complex="normal"/>
    </style:style>
    <style:style style:name="T1" style:family="text">
      <style:text-properties officeooo:rsid="001bd0a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does this program do?</text:p>
      <text:p text:style-name="P4"><text:tab/>This program will help the user to keep track of their goals in an fun and simple way by gamifying it. The goals will be tracked with a point system where big goals are worth a lot of points and smaller more consistent goals will be worth less points. Another goal that may take more time, and must be completed a certain number of times, will give points for each milestone you hit, as well as a amount of bonus points at the end.</text:p>
      <text:p text:style-name="P4"><text:tab/>This program will also allow the user to add any other goal that they would want as well as displaying their current score. The program should also display a list of the goals/tasks for the user to see whether they have been completed or not.</text:p>
      <text:p text:style-name="P2">Inputs</text:p>
      <text:list text:style-name="L2">
        <text:list-item>
          <text:p text:style-name="P5">menuChoice: string</text:p>
        </text:list-item>
        <text:list-item>
          <text:p text:style-name="P5">goalType: string</text:p>
        </text:list-item>
        <text:list-item>
          <text:p text:style-name="P5">goalName: string</text:p>
        </text:list-item>
        <text:list-item>
          <text:p text:style-name="P5">goalDescription: string</text:p>
        </text:list-item>
        <text:list-item>
          <text:p text:style-name="P5">goalPoints: int</text:p>
        </text:list-item>
        <text:list-item>
          <text:p text:style-name="P5">completionAmount: int</text:p>
        </text:list-item>
        <text:list-item>
          <text:p text:style-name="P5">saveFileName: string</text:p>
        </text:list-item>
        <text:list-item>
          <text:p text:style-name="P5">loadFileName: string</text:p>
        </text:list-item>
        <text:list-item>
          <text:p text:style-name="P5">selectedGoal: string</text:p>
        </text:list-item>
      </text:list>
      <text:p text:style-name="P2">Output</text:p>
      <text:list text:style-name="L3">
        <text:list-item>
          <text:p text:style-name="P6">Output the list of all goals currently on the list</text:p>
        </text:list-item>
        <text:list-item>
          <text:p text:style-name="P6">Output the amount of points the user has</text:p>
        </text:list-item>
        <text:list-item>
          <text:p text:style-name="P6">Output the menu, and prompt questions associated with each specific choice</text:p>
        </text:list-item>
      </text:list>
      <text:p text:style-name="P2"><text:soft-page-break/>How does the program end?</text:p>
      <text:p text:style-name="P4"><text:tab/>This program will end once the user chooses the quit option from the menu.</text:p>
      <text:p text:style-name="P2">Classes</text:p>
      <text:list xml:id="list894143463" text:style-name="L4">
        <text:list-item>
          <text:p text:style-name="P7">Goal</text:p>
        </text:list-item>
        <text:list-item>
          <text:p text:style-name="P7">SimpleGoal : Goal</text:p>
        </text:list-item>
        <text:list-item>
          <text:p text:style-name="P7">EternalGoal : Goal</text:p>
        </text:list-item>
        <text:list-item>
          <text:p text:style-name="P7">ChecklistGoal : Goal</text:p>
        </text:list-item>
        <text:list-item>
          <text:p text:style-name="P7">FileHandler</text:p>
        </text:list-item>
      </text:list>
      <text:p text:style-name="P2">Class Behaviors</text:p>
      <text:list xml:id="list4005786691" text:style-name="L5">
        <text:list-item>
          <text:p text:style-name="P8">Goal</text:p>
          <text:list>
            <text:list-item>
              <text:p text:style-name="P8">RecordEvent</text:p>
            </text:list-item>
            <text:list-item>
              <text:p text:style-name="P8">IsComplete</text:p>
            </text:list-item>
          </text:list>
        </text:list-item>
        <text:list-item>
          <text:p text:style-name="P8">SimpleGoal</text:p>
          <text:list>
            <text:list-item>
              <text:p text:style-name="P8"/>
            </text:list-item>
          </text:list>
        </text:list-item>
        <text:list-item>
          <text:p text:style-name="P8">FileHandler</text:p>
          <text:list>
            <text:list-item>
              <text:p text:style-name="P8">SaveToFile</text:p>
            </text:list-item>
            <text:list-item>
              <text:p text:style-name="P8">LoadFromFile</text:p>
            </text:list-item>
          </text:list>
        </text:list-item>
      </text:list>
      <text:p text:style-name="P2">Attributes</text:p>
      <text:list xml:id="list3645136182" text:style-name="L6">
        <text:list-item>
          <text:p text:style-name="P9">Goal</text:p>
          <text:list>
            <text:list-item>
              <text:p text:style-name="P9">PointValue: int</text:p>
            </text:list-item>
            <text:list-item>
              <text:p text:style-name="P9">IsCompleted: bool</text:p>
            </text:list-item>
            <text:list-item>
              <text:p text:style-name="P9">Name: string</text:p>
            </text:list-item>
            <text:list-item>
              <text:p text:style-name="P9"><text:soft-page-break/>Description</text:p>
            </text:list-item>
          </text:list>
        </text:list-item>
        <text:list-item>
          <text:p text:style-name="P9">EternalGoal</text:p>
          <text:list>
            <text:list-item>
              <text:p text:style-name="P9">TimesCompleted</text:p>
            </text:list-item>
          </text:list>
        </text:list-item>
        <text:list-item>
          <text:p text:style-name="P9">ChecklistGoal</text:p>
          <text:list>
            <text:list-item>
              <text:p text:style-name="P9">RequiredCompletionAmount</text:p>
            </text:list-item>
            <text:list-item>
              <text:p text:style-name="P9">TimesCompleted</text:p>
            </text:list-item>
            <text:list-item>
              <text:p text:style-name="P9">BonusPoints</text:p>
            </text:list-item>
          </text:list>
        </text:list-item>
      </text:list>
      <text:p text:style-name="P2">Constructors</text:p>
      <text:list text:style-name="L7">
        <text:list-item>
          <text:p text:style-name="P10">Goal (<text:span text:style-name="T1">string Name, string Description, int PointValue</text:span>)</text:p>
        </text:list-item>
        <text:list-item>
          <text:p text:style-name="P11">SimpleGoal (string Name, string Description, int PointValue)</text:p>
        </text:list-item>
        <text:list-item>
          <text:p text:style-name="P11">EternalGoal (string Name, string Description, int PointValue)</text:p>
        </text:list-item>
        <text:list-item>
          <text:p text:style-name="P11">ChecklistGoal (string Name, string Description, int PointValue, string RequiredCompletionAmount, int TimesCompleted, int BonusPoints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1T15:40:55.652000000</meta:creation-date>
    <dc:date>2023-02-02T17:52:10.870000000</dc:date>
    <meta:editing-duration>P1DT2H11M17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3" meta:paragraph-count="51" meta:word-count="313" meta:character-count="1822" meta:non-whitespace-character-count="1596"/>
  </office:meta>
</office:document-meta>
</file>